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gr5" style:family="graphic" style:parent-style-name="standard">
      <style:graphic-properties draw:stroke="none" svg:stroke-color="#000000" draw:fill="none" draw:fill-color="#ffffff" fo:min-height="0.76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fill="none" draw:fill-color="#ffffff" fo:min-height="0.76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3.937cm" svg:x="3.54cm" svg:y="9.38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7.477cm" svg:y1="7.477cm" svg:x2="7.477cm" svg:y2="5.572cm">
          <text:p/>
        </draw:line>
        <draw:line draw:style-name="gr2" draw:text-style-name="P1" draw:layer="layout" svg:x1="7.477cm" svg:y1="7.477cm" svg:x2="9.255cm" svg:y2="7.477cm">
          <text:p/>
        </draw:line>
        <draw:frame draw:style-name="gr3" draw:layer="layout" svg:width="1.778cm" svg:height="0.962cm" svg:x="7.604cm" svg:y="7.477cm">
          <draw:text-box>
            <text:p>X+</text:p>
          </draw:text-box>
        </draw:frame>
        <draw:frame draw:style-name="gr4" draw:layer="layout" svg:width="1.651cm" svg:height="1.266cm" svg:x="6.08cm" svg:y="6.084cm">
          <draw:text-box>
            <text:p>Y+</text:p>
          </draw:text-box>
        </draw:frame>
        <draw:frame draw:style-name="gr5" draw:layer="layout" svg:width="2.413cm" svg:height="1.012cm" svg:x="4.429cm" svg:y="13.319cm">
          <draw:text-box>
            <text:p>(X,Y)</text:p>
          </draw:text-box>
        </draw:frame>
        <draw:line draw:style-name="gr6" draw:text-style-name="P1" draw:layer="layout" svg:x1="6.715cm" svg:y1="13.7cm" svg:x2="13.192cm" svg:y2="13.7cm">
          <text:p text:style-name="P1">X Length</text:p>
        </draw:line>
        <draw:line draw:style-name="gr6" draw:text-style-name="P1" draw:layer="layout" svg:x1="5.826cm" svg:y1="13.192cm" svg:x2="5.826cm" svg:y2="9.382cm">
          <text:p text:style-name="P1">Y Length</text:p>
        </draw:line>
        <draw:line draw:style-name="gr7" draw:text-style-name="P1" draw:layer="layout" svg:x1="13.319cm" svg:y1="13.319cm" svg:x2="16.367cm" svg:y2="13.319cm">
          <text:p/>
        </draw:line>
        <draw:frame draw:style-name="gr8" draw:text-style-name="P2" draw:layer="layout" svg:width="3.302cm" svg:height="1.012cm" svg:x="13.573cm" svg:y="12.684cm">
          <draw:text-box>
            <text:p text:style-name="P2"><text:span text:style-name="T1">End angle</text:span></text:p>
          </draw:text-box>
        </draw:frame>
        <draw:frame draw:style-name="gr8" draw:text-style-name="P3" draw:layer="layout" svg:width="2.794cm" svg:height="1.012cm" svg:x="6.588cm" svg:y="12.557cm">
          <draw:text-box>
            <text:p text:style-name="P3"><text:span text:style-name="T2">Start Ang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6:20:58.539949007</meta:creation-date>
    <dc:date>2014-03-17T16:29:21.089299835</dc:date>
    <meta:editing-duration>P0D</meta:editing-duration>
    <meta:editing-cycles>1</meta:editing-cycles>
    <meta:document-statistic meta:object-count="11"/>
    <meta:generator>LibreOffice/4.1.5.3$Linux_X86_64 LibreOffice_project/410m0$Build-3</meta:generator>
  </office:meta>
</office:document-meta>
</file>